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meline" style:family="table">
      <style:table-properties style:width="8.425in" fo:break-before="page" table:align="margins"/>
    </style:style>
    <style:style style:name="Timeline.A" style:family="table-column">
      <style:table-column-properties style:column-width="4.2125in" style:rel-column-width="32767*"/>
    </style:style>
    <style:style style:name="Timeline.B" style:family="table-column">
      <style:table-column-properties style:column-width="4.2125in" style:rel-column-width="32768*"/>
    </style:style>
    <style:style style:name="Time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Timeline.B1" style:family="table-cell">
      <style:table-cell-properties fo:padding="0.0382in" fo:border="0.05pt solid #000000"/>
    </style:style>
    <style:style style:name="Timeline.A2" style:family="table-cell">
      <style:table-cell-properties fo:padding="0.0382in" fo:border-left="0.05pt solid #000000" fo:border-right="none" fo:border-top="none" fo:border-bottom="0.05pt solid #000000"/>
    </style:style>
    <style:style style:name="Timelin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a43" officeooo:paragraph-rsid="00198a43"/>
    </style:style>
    <style:style style:name="P2" style:family="paragraph" style:parent-style-name="Table_20_Contents">
      <style:text-properties officeooo:rsid="00198a43" officeooo:paragraph-rsid="00198a43"/>
    </style:style>
    <style:style style:name="P3" style:family="paragraph" style:parent-style-name="Table_20_Contents">
      <style:text-properties officeooo:rsid="001a3ad8" officeooo:paragraph-rsid="001a3ad8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officeooo:rsid="001a3ad8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ffffff"/>
    </style:style>
    <style:style style:name="gr1" style:family="graphic">
      <style:graphic-properties draw:textarea-horizontal-align="justify" draw:textarea-vertical-align="middle" draw:auto-grow-height="false" fo:min-height="0.6409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728in" fo:min-width="1.8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7984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654in" fo:min-width="1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1.7862in" fo:min-width="0.4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291in" fo:min-width="4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453in" fo:min-width="4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472in" fo:min-width="1.5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1043in" fo:min-width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252in" fo:min-width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4583in" fo:min-width="0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28in" fo:min-width="1.5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437in" fo:min-width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1252in" fo:min-width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5457in" fo:min-width="1.4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1154in" fo:min-width="0.5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3957in" fo:min-width="1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189in" fo:min-width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5925in" fo:min-width="1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6299in" fo:min-width="1.3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98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7244in" fo:min-width="1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398in" fo:min-width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44in" fo:min-width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1.0528in" fo:min-width="1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1874in" fo:min-width="1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9484in" fo:min-width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1665in" fo:min-width="2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047in" fo:min-width="0.9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0626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5654in" fo:min-width="1.0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0728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4335in" fo:min-width="1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052in" fo:min-width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5654in" fo:min-width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0728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1.4575in" fo:min-width="0.8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2173in" fo:min-width="0.7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top" draw:auto-grow-height="false" fo:min-height="2.648in" fo:min-width="2.3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0835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000000" draw:textarea-horizontal-align="justify" draw:textarea-vertical-align="middle" draw:auto-grow-height="false" fo:min-height="1.8126in" fo:min-width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justify" draw:textarea-vertical-align="middle" draw:auto-grow-height="false" fo:min-height="0.052in" fo:min-width="2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0417in" fo:min-width="2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0311in" fo:min-width="2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2" draw:style-name="gr2" svg:width="1.8543in" svg:height="0.3024in" svg:x="0.5091in" svg:y="2.828in"><text:p text:style-name="P4">Deco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svg:width="0.5732in" svg:height="1.8543in" svg:x="3.3217in" svg:y="1.2547in"><text:p text:style-name="P4">Reg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4" svg:width="1.5213in" svg:height="0.9587in" svg:x="5.1654in" svg:y="0.3693in"><text:p text:style-name="P4">BRAM</text:p><text:p text:style-name="P4">(Cache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5" draw:text-style-name="P4" svg:width="0.4898in" svg:height="11.8335in" svg:x="4.2484in" svg:y="0.5256in"><text:p text:style-name="P4">BU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6" draw:text-style-name="P4" svg:width="4.7189in" svg:height="0.4587in" svg:x="-0.5744in" svg:y="0.3799in"><text:p text:style-name="P4">Output</text:p><draw:enhanced-geometry svg:viewBox="0 0 21600 21600" draw:text-areas="0 ?f0 ?f5 ?f2" draw:type="right-arrow" draw:modifiers="17976.6921718658 5391.8305597579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Shape1" draw:style-name="gr1" draw:text-style-name="P5" svg:width="0.8768in" svg:height="0.7094in" svg:x="2.0075in" svg:y="1.9839in"><text:p text:style-name="P4"><text:span text:style-name="T2">AL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7" draw:style-name="gr7" draw:text-style-name="P4" svg:width="4.6776in" svg:height="0.4898in" svg:x="-0.772in" svg:y="3.2134in"><text:p text:style-name="P4">Instruction</text:p><draw:enhanced-geometry svg:viewBox="0 0 21600 21600" draw:text-areas="?f7 ?f0 21600 ?f2" draw:type="left-arrow" draw:modifiers="3370.19002375297 6455.5240793201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8" draw:style-name="gr8" svg:width="1.615in" svg:height="0.9378in" svg:x="5.1654in" svg:y="1.7862in"><text:p text:style-name="P4">LPDDR</text:p><text:p text:style-name="P4">(Ra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9" draw:style-name="gr9" svg:width="0.4276in" svg:height="0.1043in" svg:x="4.7382in" svg:y="0.7756in"><text:p/><draw:enhanced-geometry svg:viewBox="0 0 21600 21600" draw:type="rectangle" draw:enhanced-path="M 0 0 L 21600 0 21600 21600 0 21600 0 0 Z N"/></draw:custom-shape><draw:custom-shape text:anchor-type="paragraph" draw:z-index="9" draw:name="Shape10" draw:style-name="gr10" svg:width="0.4276in" svg:height="0.1252in" svg:x="4.7382in" svg:y="2.2028in"><text:p/><draw:enhanced-geometry svg:viewBox="0 0 21600 21600" draw:type="rectangle" draw:enhanced-path="M 0 0 L 21600 0 21600 21600 0 21600 0 0 Z N"/></draw:custom-shape><draw:custom-shape text:anchor-type="paragraph" draw:z-index="10" draw:name="Shape11" draw:style-name="gr11" svg:width="0.8441in" svg:height="0.4587in" svg:x="5.5193in" svg:y="1.328in"><text:p text:style-name="P4">Pager</text:p><draw:enhanced-geometry svg:viewBox="0 0 21600 21600" draw:type="rectangle" draw:enhanced-path="M 0 0 L 21600 0 21600 21600 0 21600 0 0 Z N"/></draw:custom-shape><draw:custom-shape text:anchor-type="paragraph" draw:z-index="11" draw:name="Shape12" draw:style-name="gr12" svg:width="1.615in" svg:height="0.9169in" svg:x="5.1862in" svg:y="3.0673in"><text:p text:style-name="P4">Sd Card</text:p><text:p text:style-name="P4">(Disk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4" draw:style-name="gr14" svg:width="0.448in" svg:height="0.1252in" svg:x="4.7382in" svg:y="3.5362in"><text:p/><draw:enhanced-geometry svg:viewBox="0 0 21600 21600" draw:type="rectangle" draw:enhanced-path="M 0 0 L 21600 0 21600 21600 0 21600 0 0 Z N"/></draw:custom-shape><draw:custom-shape text:anchor-type="paragraph" draw:z-index="14" draw:name="Shape15" draw:style-name="gr15" draw:text-style-name="P4" svg:width="1.5524in" svg:height="0.6043in" svg:x="5.2591in" svg:y="4.2654in"><text:p text:style-name="P4">Aud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6" draw:style-name="gr16" draw:text-style-name="P6" svg:width="0.5217in" svg:height="0.1157in" svg:x="4.7382in" svg:y="4.4839in"><text:p/><draw:enhanced-geometry svg:viewBox="0 0 21600 21600" draw:type="rectangle" draw:enhanced-path="M 0 0 L 21600 0 21600 21600 0 21600 0 0 Z N"/></draw:custom-shape><draw:custom-shape text:anchor-type="paragraph" draw:z-index="16" draw:name="Shape17" draw:style-name="gr17" svg:width="1.4795in" svg:height="0.4378in" svg:x="3.7484in" svg:y="-0.1307in"><text:p text:style-name="P4">DMA Control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8" draw:style-name="gr18" svg:width="0.1252in" svg:height="0.2189in" svg:x="4.4362in" svg:y="0.3071in"><text:p/><draw:enhanced-geometry svg:viewBox="0 0 21600 21600" draw:type="rectangle" draw:enhanced-path="M 0 0 L 21600 0 21600 21600 0 21600 0 0 Z N"/></draw:custom-shape><draw:custom-shape text:anchor-type="paragraph" draw:z-index="12" draw:name="Shape13" draw:style-name="gr13" svg:width="0.7189in" svg:height="0.3441in" svg:x="5.6134in" svg:y="2.7236in"><text:p text:style-name="P4">Pager</text:p><draw:enhanced-geometry svg:viewBox="0 0 21600 21600" draw:type="rectangle" draw:enhanced-path="M 0 0 L 21600 0 21600 21600 0 21600 0 0 Z N"/></draw:custom-shape><draw:custom-shape text:anchor-type="paragraph" draw:z-index="18" draw:name="Shape19" draw:style-name="gr19" draw:text-style-name="P4" svg:width="1.5315in" svg:height="0.6567in" svg:x="5.2484in" svg:y="4.9319in"><text:p text:style-name="P4">VG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6" draw:style-name="gr16" draw:text-style-name="P6" svg:width="0.5217in" svg:height="0.1157in" svg:x="4.7382in" svg:y="5.2134in"><text:p/><draw:enhanced-geometry svg:viewBox="0 0 21600 21600" draw:type="rectangle" draw:enhanced-path="M 0 0 L 21600 0 21600 21600 0 21600 0 0 Z N"/></draw:custom-shape><draw:custom-shape text:anchor-type="paragraph" draw:z-index="20" draw:name="Shape20" draw:style-name="gr20" svg:width="1.448in" svg:height="0.698in" svg:x="5.5244in" svg:y="5.7862in"><text:p text:style-name="P4">Ua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21" draw:style-name="gr21" svg:width="0.7815in" svg:height="0.198in" svg:x="4.7382in" svg:y="5.8693in"><text:p text:style-name="P4">RDFIFO</text:p><draw:enhanced-geometry svg:viewBox="0 0 21600 21600" draw:type="rectangle" draw:enhanced-path="M 0 0 L 21600 0 21600 21600 0 21600 0 0 Z N"/></draw:custom-shape><draw:custom-shape text:anchor-type="paragraph" draw:z-index="22" draw:name="Shape21" draw:style-name="gr21" draw:text-style-name="P4" svg:width="0.7815in" svg:height="0.198in" svg:x="4.7382in" svg:y="6.1819in"><text:p text:style-name="P4">WRFIFO</text:p><draw:enhanced-geometry svg:viewBox="0 0 21600 21600" draw:type="rectangle" draw:enhanced-path="M 0 0 L 21600 0 21600 21600 0 21600 0 0 Z N"/></draw:custom-shape><draw:custom-shape text:anchor-type="paragraph" draw:z-index="23" draw:name="Shape22" draw:style-name="gr22" svg:width="1.0941in" svg:height="0.8024in" svg:x="2.6236in" svg:y="3.9425in"><text:p text:style-name="P4">Interrup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23" draw:style-name="gr23" svg:width="0.5315in" svg:height="0.2398in" svg:x="3.7173in" svg:y="4.2134in"><text:p/><draw:enhanced-geometry svg:viewBox="0 0 21600 21600" draw:type="rectangle" draw:enhanced-path="M 0 0 L 21600 0 21600 21600 0 21600 0 0 Z N"/></draw:custom-shape><draw:custom-shape text:anchor-type="paragraph" draw:z-index="25" draw:name="Shape24" draw:style-name="gr24" svg:width="0.2398in" svg:height="0.313in" svg:x="3.0402in" svg:y="3.629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25" draw:style-name="gr25" svg:width="1.2398in" svg:height="1.1669in" svg:x="1.3736in" svg:y="4.8484in"><text:p text:style-name="P4">Jtag Debu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26" draw:style-name="gr26" svg:width="1.6358in" svg:height="0.1878in" svg:x="2.6134in" svg:y="5.3799in"><text:p/><draw:enhanced-geometry svg:viewBox="0 0 21600 21600" draw:type="rectangle" draw:enhanced-path="M 0 0 L 21600 0 21600 21600 0 21600 0 0 Z N"/></draw:custom-shape><draw:custom-shape text:anchor-type="paragraph" draw:z-index="28" draw:name="Shape27" draw:style-name="gr27" svg:width="0.2815in" svg:height="1.0835in" svg:x="1.8945in" svg:y="3.76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Shape28" draw:style-name="gr28" draw:text-style-name="P4" svg:width="2.0835in" svg:height="0.1669in" svg:x="-0.7098in" svg:y="5.411in"><text:p text:style-name="P4">Jtag</text:p><draw:enhanced-geometry svg:viewBox="0 0 21600 21600" draw:type="rectangle" draw:enhanced-path="M 0 0 L 21600 0 21600 21600 0 21600 0 0 Z N"/></draw:custom-shape><draw:custom-shape text:anchor-type="paragraph" draw:z-index="30" draw:name="Shape29" draw:style-name="gr29" draw:text-style-name="P4" svg:width="0.9795in" svg:height="0.448in" svg:x="2.8634in" svg:y="5.911in"><text:p text:style-name="P4">Le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30" draw:style-name="gr30" svg:width="0.4067in" svg:height="0.063in" svg:x="3.8425in" svg:y="6.1091in"><text:p/><draw:enhanced-geometry svg:viewBox="0 0 21600 21600" draw:mirror-vertical="true" draw:type="rectangle" draw:enhanced-path="M 0 0 L 21600 0 21600 21600 0 21600 0 0 Z N"/></draw:custom-shape><draw:custom-shape text:anchor-type="paragraph" draw:z-index="32" draw:name="Shape31" draw:style-name="gr31" svg:width="1.1358in" svg:height="0.6252in" svg:x="1.5508in" svg:y="6.1925in"><text:p text:style-name="P4">Push Butt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32" draw:style-name="gr32" svg:width="1.563in" svg:height="0.0732in" svg:x="2.6862in" svg:y="6.4917in"><text:p/><draw:enhanced-geometry svg:viewBox="0 0 21600 21600" draw:mirror-vertical="true" draw:type="rectangle" draw:enhanced-path="M 0 0 L 21600 0 21600 21600 0 21600 0 0 Z N"/></draw:custom-shape><draw:custom-shape text:anchor-type="paragraph" draw:z-index="34" draw:name="Shape33" draw:style-name="gr33" svg:width="1.063in" svg:height="0.4795in" svg:x="2.8319in" svg:y="6.6819in"><text:p text:style-name="P4">Dip Switch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34" draw:style-name="gr34" svg:width="0.3543in" svg:height="0.0524in" svg:x="3.8945in" svg:y="6.9189in"><text:p/><draw:enhanced-geometry svg:viewBox="0 0 21600 21600" draw:mirror-vertical="true" draw:type="rectangle" draw:enhanced-path="M 0 0 L 21600 0 21600 21600 0 21600 0 0 Z N"/></draw:custom-shape><draw:custom-shape text:anchor-type="paragraph" draw:z-index="36" draw:name="Shape35" draw:style-name="gr35" draw:text-style-name="P4" svg:width="1.198in" svg:height="0.6252in" svg:x="1.5402in" svg:y="7.0673in"><text:p text:style-name="P4">Seven Seg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Shape36" draw:style-name="gr36" svg:width="1.5106in" svg:height="0.0732in" svg:x="2.7382in" svg:y="7.3799in"><text:p/><draw:enhanced-geometry svg:viewBox="0 0 21600 21600" draw:type="rectangle" draw:enhanced-path="M 0 0 L 21600 0 21600 21600 0 21600 0 0 Z N"/></draw:custom-shape><draw:custom-shape text:anchor-type="paragraph" draw:z-index="38" draw:name="Shape37" draw:style-name="gr37" svg:width="0.9689in" svg:height="1.5524in" svg:x="2.9256in" svg:y="7.5362in"><text:p text:style-name="P4">GP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38" draw:style-name="gr38" svg:width="0.8024in" svg:height="0.2398in" svg:x="2.4362in" svg:y="2.828in"><text:p text:style-name="P4">Flag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34" draw:style-name="gr34" svg:width="0.3543in" svg:height="0.0524in" svg:x="3.8945in" svg:y="8.2417in"><text:p/><draw:enhanced-geometry svg:viewBox="0 0 21600 21600" draw:mirror-vertical="true" draw:type="rectangle" draw:enhanced-path="M 0 0 L 21600 0 21600 21600 0 21600 0 0 Z N"/></draw:custom-shape><draw:custom-shape text:anchor-type="paragraph" draw:z-index="41" draw:name="Shape39" draw:style-name="gr39" draw:text-style-name="P8" svg:width="2.6461in" svg:height="2.9067in" svg:x="5.1339in" svg:y="6.6819in"><text:p text:style-name="P7"><text:span text:style-name="T3">Partial Reconfiguration</text:span></text:p><text:p text:style-name="P7"><text:span text:style-name="T3">(ICAP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Shape40" draw:style-name="gr40" svg:width="0.3961in" svg:height="0.0835in" svg:x="4.7382in" svg:y="7.1717in"><text:p/><draw:enhanced-geometry svg:viewBox="0 0 21600 21600" draw:type="rectangle" draw:enhanced-path="M 0 0 L 21600 0 21600 21600 0 21600 0 0 Z N"/></draw:custom-shape><draw:custom-shape text:anchor-type="paragraph" draw:z-index="43" draw:name="Shape41" draw:style-name="gr41" draw:text-style-name="P9" svg:width="1.7295in" svg:height="1.813in" svg:x="5.6134in" svg:y="7.4008in"><text:p text:style-name="P4"><text:span text:style-name="T4">Black Box</text:span></text:p><draw:enhanced-geometry svg:viewBox="0 0 21600 21600" draw:type="rectangle" draw:enhanced-path="M 0 0 L 21600 0 21600 21600 0 21600 0 0 Z N"/></draw:custom-shape><draw:custom-shape text:anchor-type="paragraph" draw:z-index="44" draw:name="Shape42" draw:style-name="gr42" svg:width="2.3961in" svg:height="0.0524in" svg:x="6.811in" svg:y="4.5047in"><text:p/><draw:enhanced-geometry svg:viewBox="0 0 21600 21600" draw:type="rectangle" draw:enhanced-path="M 0 0 L 21600 0 21600 21600 0 21600 0 0 Z N"/></draw:custom-shape><draw:custom-shape text:anchor-type="paragraph" draw:z-index="45" draw:name="Shape43" draw:style-name="gr43" svg:width="2.4276in" svg:height="0.0421in" svg:x="6.7799in" svg:y="5.2134in"><text:p/><draw:enhanced-geometry svg:viewBox="0 0 21600 21600" draw:type="rectangle" draw:enhanced-path="M 0 0 L 21600 0 21600 21600 0 21600 0 0 Z N"/></draw:custom-shape><draw:custom-shape text:anchor-type="paragraph" draw:z-index="46" draw:name="Shape44" draw:style-name="gr44" svg:width="2.235in" svg:height="0.0315in" svg:x="6.972in" svg:y="6.0984in"><text:p/><draw:enhanced-geometry svg:viewBox="0 0 21600 21600" draw:type="rectangle" draw:enhanced-path="M 0 0 L 21600 0 21600 21600 0 21600 0 0 Z N"/></draw:custom-shape> </text:p>
      <table:table table:name="Timeline" table:style-name="Timeline">
        <table:table-column table:style-name="Timeline.A"/>
        <table:table-column table:style-name="Timeline.B"/>
        <table:table-row>
          <table:table-cell table:style-name="Timeline.A1" office:value-type="string">
            <text:p text:style-name="P2">Timeline</text:p>
          </table:table-cell>
          <table:table-cell table:style-name="Timeline.B1" office:value-type="string">
            <text:p text:style-name="P2">Date</text:p>
          </table:table-cell>
        </table:table-row>
        <table:table-row>
          <table:table-cell table:style-name="Timeline.A2" office:value-type="string">
            <text:p text:style-name="P2">Buttons, Leds, Switches</text:p>
          </table:table-cell>
          <table:table-cell table:style-name="Timeline.B2" office:value-type="string">
            <text:p text:style-name="P2">7/22/2016</text:p>
          </table:table-cell>
        </table:table-row>
        <table:table-row>
          <table:table-cell table:style-name="Timeline.A2" office:value-type="string">
            <text:p text:style-name="P2">Seven Segment</text:p>
          </table:table-cell>
          <table:table-cell table:style-name="Timeline.B2" office:value-type="string">
            <text:p text:style-name="P2">7/26/2016</text:p>
          </table:table-cell>
        </table:table-row>
        <table:table-row>
          <table:table-cell table:style-name="Timeline.A2" office:value-type="string">
            <text:p text:style-name="P2">Uart w/ fifo</text:p>
          </table:table-cell>
          <table:table-cell table:style-name="Timeline.B2" office:value-type="string">
            <text:p text:style-name="P2">8/1/2016</text:p>
          </table:table-cell>
        </table:table-row>
        <table:table-row>
          <table:table-cell table:style-name="Timeline.A2" office:value-type="string">
            <text:p text:style-name="P2">Base Insturction Set <text:span text:style-name="T1">(add, store, read, jump, compare)</text:span></text:p>
          </table:table-cell>
          <table:table-cell table:style-name="Timeline.B2" office:value-type="string">
            <text:p text:style-name="P2">8/8/2016 <text:span text:style-name="T1">(work on flags)</text:span></text:p>
          </table:table-cell>
        </table:table-row>
        <table:table-row>
          <table:table-cell table:style-name="Timeline.A2" office:value-type="string">
            <text:p text:style-name="P2">ALU</text:p>
          </table:table-cell>
          <table:table-cell table:style-name="Timeline.B2" office:value-type="string">
            <text:p text:style-name="P2">8/15/2016 <text:span text:style-name="T1">(going to take longer)</text:span></text:p>
          </table:table-cell>
        </table:table-row>
        <table:table-row>
          <table:table-cell table:style-name="Timeline.A2" office:value-type="string">
            <text:p text:style-name="P2">Bram Cache</text:p>
          </table:table-cell>
          <table:table-cell table:style-name="Timeline.B2" office:value-type="string">
            <text:p text:style-name="P2">8/22/2016</text:p>
          </table:table-cell>
        </table:table-row>
        <table:table-row>
          <table:table-cell table:style-name="Timeline.A2" office:value-type="string">
            <text:p text:style-name="P2">Bus</text:p>
          </table:table-cell>
          <table:table-cell table:style-name="Timeline.B2" office:value-type="string">
            <text:p text:style-name="P2">8/29/2016</text:p>
          </table:table-cell>
        </table:table-row>
        <table:table-row>
          <table:table-cell table:style-name="Timeline.A2" office:value-type="string">
            <text:p text:style-name="P2">Put it together</text:p>
          </table:table-cell>
          <table:table-cell table:style-name="Timeline.B2" office:value-type="string">
            <text:p text:style-name="P2">9/5/2016</text:p>
          </table:table-cell>
        </table:table-row>
        <table:table-row>
          <table:table-cell table:style-name="Timeline.A2" office:value-type="string">
            <text:p text:style-name="P2">Uart-Interupt</text:p>
          </table:table-cell>
          <table:table-cell table:style-name="Timeline.B2" office:value-type="string">
            <text:p text:style-name="P2">9/12/2016</text:p>
          </table:table-cell>
        </table:table-row>
        <table:table-row>
          <table:table-cell table:style-name="Timeline.A2" office:value-type="string">
            <text:p text:style-name="P3">Work on simple input system</text:p>
          </table:table-cell>
          <table:table-cell table:style-name="Timeline.B2" office:value-type="string">
            <text:p text:style-name="P3">9/19/2016</text:p>
          </table:table-cell>
        </table:table-row>
        <table:table-row>
          <table:table-cell table:style-name="Timeline.A2" office:value-type="string">
            <text:p text:style-name="P3">LPDDR</text:p>
          </table:table-cell>
          <table:table-cell table:style-name="Timeline.B2" office:value-type="string">
            <text:p text:style-name="P3">10/17/2016</text:p>
          </table:table-cell>
        </table:table-row>
        <table:table-row>
          <table:table-cell table:style-name="Timeline.A2" office:value-type="string">
            <text:p text:style-name="P3">Simple operating system (read/write)</text:p>
          </table:table-cell>
          <table:table-cell table:style-name="Timeline.B2" office:value-type="string">
            <text:p text:style-name="P3">11/14/2016</text:p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9:20:51.366000000</meta:creation-date>
    <dc:date>2016-07-19T20:45:00.042000000</dc:date>
    <meta:editing-duration>PT17M6S</meta:editing-duration>
    <meta:editing-cycles>2</meta:editing-cycles>
    <meta:generator>LibreOffice/5.1.4.2$Windows_x86 LibreOffice_project/f99d75f39f1c57ebdd7ffc5f42867c12031db97a</meta:generator>
    <meta:document-statistic meta:table-count="1" meta:image-count="0" meta:object-count="0" meta:page-count="2" meta:paragraph-count="27" meta:word-count="55" meta:character-count="373" meta:non-whitespace-character-count="343"/>
  </office:meta>
</office:document-meta>
</file>